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font-size="14pt" style:font-size-asian="14pt" style:font-size-complex="14pt"/>
    </style:style>
    <style:style style:name="T2" style:parent-style-name="Standardstycketeckensnitt" style:family="text">
      <style:text-properties style:font-name="Arial" style:font-name-complex="Arial" fo:color="#222222" fo:font-size="9pt" style:font-size-asian="9pt" style:font-size-complex="9pt" fo:background-color="#EBF4FB"/>
    </style:style>
    <style:style style:name="T3" style:parent-style-name="apple-converted-space" style:family="text">
      <style:text-properties style:font-name="Arial" style:font-name-complex="Arial" fo:color="#222222" fo:font-size="9pt" style:font-size-asian="9pt" style:font-size-complex="9pt" fo:background-color="#EBF4FB"/>
    </style:style>
    <style:style style:name="P4" style:parent-style-name="Normal" style:family="paragraph">
      <style:text-properties fo:language="en" fo:country="US"/>
    </style:style>
    <style:style style:name="P5" style:parent-style-name="Normal" style:family="paragraph">
      <style:paragraph-properties fo:margin-bottom="0in" fo:line-height="100%"/>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office:automatic-styles>
  <office:body>
    <office:text text:use-soft-page-breaks="true">
      <text:p text:style-name="P1">CatChat</text:p>
      <text:p text:style-name="Normal">En chatt är användbart i många applikationer. Man kan göra chatter där personer med samma intressen pratar med varandra, chatter som är till för snabb support på ett företag<text:s/>eller chatter som helt enkelt endast är till för att två personer ska kunna kontakta varandra på ett snabbt, smidigt och billigt sätt. Detta är anledningen till att vi har valt att göra just en chatt. Vi har gjort en chatt där flera personer kan registrera<text:s/>sig och prata samtidigt med varandra, en öppen chatt. Alla som är inloggade i chatten är synliga till höger av fönstret och alla skriver i samma chattfönster.</text:p>
      <text:p text:style-name="Normal">Use case:</text:p>
      <text:p text:style-name="Normal">Loginfönster:</text:p>
      <text:p text:style-name="Normal">1, Om det finns en person registrerad i databasen kan man skriva in dess<text:s/>användarnamn och lösen, klicka sedan på login och ett chattfönster öppnas.</text:p>
      <text:p text:style-name="Normal">2, Skriv in ett användarnamn som ej är registrerad alternativt fel lösenord och en text skrivs ut: ” ERROR: Failed to login.”,</text:p>
      <text:p text:style-name="Normal">3, Klicka på Sign up och ett registreringsfönster öppnas.</text:p>
      <text:p text:style-name="Normal">Registreringsfönster:</text:p>
      <text:p text:style-name="Normal">1, Fyll i ett unikt användarnamn och ett lösenord på minst 7 tecken, tryck sedan på Register, om allt gick bra skickas man vidare till loginfönstret.</text:p>
      <text:p text:style-name="Normal">2, Fyll i ett användarnamn som redan finns och ett lösenord på minst 7 tecken,<text:s/>tryck sedan på register, en text skrivs: ” ERROR: Username already taken.”.</text:p>
      <text:p text:style-name="Normal">3, Fyll i ett användarnamn och ett lösenord med mindre än 7 tecken, tryck på register, en text skrivs ut: ”<text:span text:style-name="T2"><text:s/>Password must be 7-15 characters</text:span><text:span text:style-name="T3"> </text:span>”.</text:p>
      <text:p text:style-name="Normal">4, Klicka på Home och du kommer tillbaka till loginfönstret.</text:p>
      <text:p text:style-name="Normal">Chattfönster:</text:p>
      <text:p text:style-name="Normal">1, Skriv ett meddelande i nedersta textrutan och klicka på Send, ditt användarnamn kommer skrivas ut följt av ditt meddelande samt den aktuella tiden.</text:p>
      <text:p text:style-name="Normal">2, Klicka på LogOut och du kommer att loggas ut och föras till loginfönstret.</text:p>
      <text:p text:style-name="Normal">3, Öppna ett nytt fönster i web-browsern och klistra in<text:s/><text:a xlink:href="http://localhost:8080/jsf_chat/" office:target-frame-name="_top" xlink:show="replace"><text:span text:style-name="Hyperlänk">http://localhost:8080/jsf_chat/</text:span></text:a><text:s/>logga in med en ny användare, observera att användare som är inloggade skrivs ut i onlinefönstret.</text:p>
      <text:p text:style-name="Normal">4, Skriv<text:s/>ett meddelande från en av de två inloggade personerna, observera att meddelandet uppdateras automatiskt hos den andra.</text:p>
      <text:p text:style-name="Normal">5, Klicka på LogOut hos en av de två inloggade, observera att användarnamnet försvinner från onlinefönstret.</text:p>
      <text:p text:style-name="Normal"/>
      <text:soft-page-break/>
      <text:p text:style-name="Normal">Gruppnummer: 17</text:p>
      <text:p text:style-name="Normal">Namn:<text:tab/><text:tab/>Personnummer:<text:tab/>e-mail:</text:p>
      <text:p text:style-name="Normal">Elin Karlsson<text:tab/><text:tab/>9208280181<text:tab/><text:tab/><text:a xlink:href="mailto:elikarl@student.chalmers.se" office:target-frame-name="_top" xlink:show="replace">elikarl@student.chalmers.se</text:a><text:line-break/>Nora Idbratt Lundgren<text:tab/>9208114307<text:tab/><text:tab/><text:a xlink:href="mailto:idbratt@student.chalmers.se" office:target-frame-name="_top" xlink:show="replace">idbratt@student.chalmers.se</text:a><text:s text:c="12"/>Magnus Dannerstedt<text:tab/>8706294710<text:tab/><text:tab/>dannerst@student.chalmers.se</text:p>
      <text:p text:style-name="P4">Azer Vilic<text:tab/><text:tab/>9201228492<text:tab/><text:tab/>vilic92@student.chalmers.se<text:tab/></text:p>
      <text:p text:style-name="P5"/>
      <text:p text:style-name="P6"/>
      <text:p text:style-name="P7"/>
      <text:p text:style-name="P8"><text:line-break/><text:line-break/></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stycketeckensnitt" style:display-name="Standardstycketeckensnitt" style:family="text"/>
    <style:style style:name="Standard" style:display-name="Standard" style:family="paragraph">
      <style:text-properties fo:hyphenate="true"/>
    </style:style>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SidhuvudChar" style:display-name="Sidhuvud Char" style:family="text" style:parent-style-name="Standardstycketeckensnitt"/>
    <style:style style:name="SidfotChar" style:display-name="Sidfot Char" style:family="text" style:parent-style-name="Standardstycketeckensnitt"/>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style:style style:name="apple-converted-space" style:display-name="apple-converted-space" style:family="text" style:parent-style-name="Standardstycketeckensnit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gnus Dannerstedt</meta:initial-creator>
    <dc:creator>Azer</dc:creator>
    <meta:creation-date>2013-10-14T14:25:00Z</meta:creation-date>
    <dc:date>2013-10-20T12:04:00Z</dc:date>
    <meta:template xlink:href="Normal" xlink:type="simple"/>
    <meta:editing-cycles>9</meta:editing-cycles>
    <meta:editing-duration>PT6360S</meta:editing-duration>
    <meta:document-statistic meta:page-count="2" meta:paragraph-count="5" meta:word-count="412" meta:character-count="2596" meta:row-count="18" meta:non-whitespace-character-count="2189"/>
  </office:meta>
</office:document-meta>
</file>